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dobne projekty</text:p>
      <text:p text:style-name="Standard"><text:a xlink:type="simple" xlink:href="http://techbrij.com/seat-reservation-with-jquery">http://techbrij.com/seat-reservation-with-jquery</text:a></text:p>
      <text:p text:style-name="Standard"><text:a xlink:type="simple" xlink:href="http://www.digital-web.com/articles/jquery_crash_course/">http://www.digital-web.com/articles/jquery_crash_course/</text:a></text:p>
      <text:p text:style-name="Standard"/>
      <text:p text:style-name="Standard">diplomove práce</text:p>
      <text:p text:style-name="Standard"><text:a xlink:type="simple" xlink:href="http://is.muni.cz/th/156096/fsps_m/diplomova_prace_toman.pdf">http://is.muni.cz/th/156096/fsps_m/diplomova_prace_toman.pdf</text:a></text:p>
      <text:p text:style-name="Standard"><text:a xlink:type="simple" xlink:href="http://www.petrpexa.cz/diplomky/oktabec.pdf">http://www.petrpexa.cz/diplomky/oktabec.pdf</text:a></text:p>
      <text:p text:style-name="Standard">jak psat DP</text:p>
      <text:p text:style-name="Standard"><text:a xlink:type="simple" xlink:href="http://www.345.vsb.cz/jiripetruzelka/Texty/Jak_psat.pdf">http://www.345.vsb.cz/jiripetruzelka/Texty/Jak_psat.pdf</text:a></text:p>
      <text:p text:style-name="Standard">komentáře</text:p>
      <text:p text:style-name="Standard"><text:a xlink:type="simple" xlink:href="http://code.google.com/p/jsdoc-toolkit/w/list">http://code.google.com/p/jsdoc-toolkit/w/list</text:a></text:p>
      <text:p text:style-name="Standard"><text:a xlink:type="simple" xlink:href="http://phpmaster.com/introduction-to-phpdoc/">http://phpmaster.com/introduction-to-phpdoc/</text:a></text:p>
      <text:p text:style-name="Standard">pouzite pluginy</text:p>
      <text:p text:style-name="Standard"><text:a xlink:type="simple" xlink:href="http://loopj.com/jquery-tokeninput/">http://loopj.com/jquery-tokeninput/</text:a></text:p>
      <text:p text:style-name="Standard">pouzite CSS</text:p>
      <text:p text:style-name="Standard"><text:a xlink:type="simple" xlink:href="http://twitter.github.com/bootstrap/">http://twitter.github.com/bootstrap/</text:a></text:p>
      <text:p text:style-name="Standard"><text:a xlink:type="simple" xlink:href="http://www.imavex.com/pfbc3.x-php5/examples/form-elements.php">http://www.imavex.com/pfbc3.x-php5/examples/form-elements.php</text:a>  - generování formulářů</text:p>
      <text:p text:style-name="Standard">podporuje HTML 5 <text:a xlink:type="simple" xlink:href="http://www.imavex.com/pfbc3.x-php5/examples/html5.php">http://www.imavex.com/pfbc3.x-php5/examples/html5.php</text:a></text:p>
      <text:p text:style-name="Standard">CSS3 – používá ho bootstrap minimálně na tlačítka a navigaci</text:p>
      <text:p text:style-name="Standard">HTML 5 a CSS 3</text:p>
      <text:p text:style-name="Standard">http://www.root.cz/serialy/html5-a-jeho-zajimave-vlastnosti/</text:p>
      <text:p text:style-name="P1">a – úvod</text:p>
      <text:list xml:id="list32406225" text:style-name="WWNum2">
        <text:list-item>
          <text:p text:style-name="P3">O knihovně jQuery</text:p>
        </text:list-item>
      </text:list>
      <text:p text:style-name="P1"><text:s/>b - Funkce a použití pluginu</text:p>
      <text:p text:style-name="P1">c – programátorské fičury</text:p>
      <text:list xml:id="list32399155" text:style-name="WWNum3">
        <text:list-item>
          <text:p text:style-name="P4">;(function($) { - použití obalové funkce</text:p>
        </text:list-item>
        <text:list-item>
          <text:p text:style-name="P4">$.extend({}, $.fn.booking_system.defaults, options); - defaultni parametry</text:p>
        </text:list-item>
        <text:list-item>
          <text:p text:style-name="P4">})(jQuery); - prejmenovani jQuery</text:p>
        </text:list-item>
      </text:list>
      <text:p text:style-name="P1">d – porovnáví se stávajícími pluginy</text:p>
      <text:p text:style-name="Standard"/>
      <text:p text:style-name="Standard"/>
      <text:p text:style-name="Standard">necitovat z url, když jde o knizku</text:p>
      <text:p text:style-name="Standard">word – sprava literatury</text:p>
      <text:p text:style-name="Standard">kdo si mysli to co ja</text:p>
      <text:p text:style-name="Standard">nahrat databazi</text:p>
      <text:p text:style-name="Standard">demo verze s naplnenou databazi – popsat v dokumenta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</meta:initial-creator>
    <dc:creator>Petr Kukrál</dc:creator>
    <meta:editing-cycles>7</meta:editing-cycles>
    <meta:creation-date>2013-02-15T14:12:00</meta:creation-date>
    <dc:date>2013-02-19T13:11:28.45</dc:date>
    <meta:editing-duration>PT14M41S</meta:editing-duration>
    <meta:generator>OpenOffice.org/3.3$Win32 OpenOffice.org_project/330m20$Build-9567</meta:generator>
    <meta:document-statistic meta:table-count="0" meta:image-count="0" meta:object-count="0" meta:page-count="1" meta:paragraph-count="33" meta:word-count="115" meta:character-count="12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